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</text:p>
            <text:p text:style-name="P3">{setup_328_HW;</text:p>
            <text:p text:style-name="P3">Char_to_PC('?');</text:p>
            <text:p text:style-name="P3">_delay_ms(10);</text:p>
            <text:p text:style-name="P3">newline;</text:p>
            <text:p text:style-name="P3">while (1)</text:p>
            <text:p text:style-name="P3">{Char_to_PC_Local</text:p>
            <text:p text:style-name="P3">(waitforkeypress());}</text:p>
            <text:p text:style-name="P3">return 1;}</text:p>
          </table:table-cell>
          <table:table-cell table:style-name="Table1.B2" table:number-rows-spanned="3" office:value-type="string">
            <text:p text:style-name="P3">int main (void) </text:p>
            <text:p text:style-name="P3">{char symbol;</text:p>
            <text:p text:style-name="P3">setup_328_HW;</text:p>
            <text:p text:style-name="P3">newline;</text:p>
            <text:p text:style-name="P3">symbol = '!';</text:p>
            <text:p text:style-name="P3">while (symbol &lt;= '~') </text:p>
            <text:p text:style-name="P3">{Char_to_PC_Local(symbol);</text:p>
            <text:p text:style-name="P3">_delay_ms(10);</text:p>
            <text:p text:style-name="P3">symbol++;}</text:p>
            <text:p text:style-name="P3">waitforkeypress();</text:p>
            <text:p text:style-name="P3">SW_reset;</text:p>
            <text:p text:style-name="P3"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</text:p>
            <text:p text:style-name="P3">{setup_328_HW;</text:p>
            <text:p text:style-name="P3">while (!(isCharavailable(50)))</text:p>
            <text:p text:style-name="P3">Char_to_PC('?');</text:p>
            <text:p text:style-name="P3">newline;</text:p>
            <text:p text:style-name="P3">Char_to_PC(Char_from_PC());</text:p>
            <text:p text:style-name="P3">while (1)</text:p>
            <text:p text:style-name="P3">{if (isCharavailable(10))</text:p>
            <text:p text:style-name="P3">Char_to_PC(Char_from_PC());</text:p>
            <text:p text:style-name="P3">else break;}</text:p>
            <text:p text:style-name="P3">String_to_PC("Done\r\n");</text:p>
            <text:p text:style-name="P3">SW_reset;</text:p>
            <text:p text:style-name="P3"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"/></text:p>
            <text:p text:style-name="P2">{char symbol = '!';</text:p>
            <text:p text:style-name="P2">setup_328_HW;</text:p>
            <text:p text:style-name="P2">newline;</text:p>
            <text:p text:style-name="P2">while (symbol &lt;= '~')</text:p>
            <text:p text:style-name="P2">{Num_to_PC(symbol);</text:p>
            <text:p text:style-name="P2">Char_to_PC_Local(symbol++);</text:p>
            <text:p text:style-name="P2">_delay_ms(50);</text:p>
            <text:p text:style-name="P2">if (!((symbol - '!') % 8))newline;</text:p>
            <text:p text:style-name="P2">else Char_to_PC_Local('\t');}</text:p>
            <text:p text:style-name="P2">while (1);</text:p>
            <text:p text:style-name="P2"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int main (void) <text:s text:c="54"/>//Example 4 Send strings to the PC</text:p>
            <text:p text:style-name="P2">{setup_328_HW;</text:p>
            <text:p text:style-name="P2">String_to_PC("\r\nDefining and using text strings\r\n");</text:p>
            <text:p text:style-name="P2">const char *message_1 = "Hello world\r\n";</text:p>
            <text:p text:style-name="P2">const char *message_2 = "Sending text to a PC\r\n";</text:p>
            <text:p text:style-name="P2">const char message_3[] = "Writing C programs and\r\n";</text:p>
            <text:p text:style-name="P2">const char message_4[] = "Uploading them to a device\r\n";</text:p>
            <text:p text:style-name="P2">String_to_PC(message_1);</text:p>
            <text:p text:style-name="P2">String_to_PC(message_2);</text:p>
            <text:p text:style-name="P2">String_to_PC(message_3);</text:p>
            <text:p text:style-name="P2">String_to_PC(message_4);</text:p>
            <text:p text:style-name="P2">while(1);</text:p>
            <text:p text:style-name="P2">return 1;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/text:p>
            <text:p text:style-name="P4">{int i = 0, number = 12345;</text:p>
            <text:p text:style-name="P4">char s[12];</text:p>
            <text:p text:style-name="P4">setup_328_HW;</text:p>
            <text:p text:style-name="P4">do {s[i++] = number % 10 + '0';}</text:p>
            <text:p text:style-name="P4">while ((number = number / 10) &gt; 0);</text:p>
            <text:p text:style-name="P4">s[i] = '\0';</text:p>
            <text:p text:style-name="P4">for (int m = i; m &gt; 0; m--)</text:p>
            <text:p text:style-name="P4">Char_to_PC(s[m - 1]);</text:p>
            <text:p text:style-name="P4">while(1);</text:p>
            <text:p text:style-name="P4">return 1;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1-13T12:43:16.453000000</dc:date>
    <meta:editing-duration>PT41M34S</meta:editing-duration>
    <meta:editing-cycles>8</meta:editing-cycles>
    <meta:document-statistic meta:table-count="1" meta:image-count="0" meta:object-count="0" meta:page-count="2" meta:paragraph-count="89" meta:word-count="268" meta:character-count="1959" meta:non-whitespace-character-count="1706"/>
  </office:meta>
</office:document-meta>
</file>